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5d2ff" officeooo:paragraph-rsid="0015d2ff" style:font-weight-asian="bold" style:font-weight-complex="bold"/>
    </style:style>
    <style:style style:name="P2" style:family="paragraph" style:parent-style-name="Standard">
      <style:paragraph-properties fo:text-align="center" style:justify-single-word="false"/>
      <style:text-properties fo:font-style="normal" fo:font-weight="bold" officeooo:rsid="00166e64" officeooo:paragraph-rsid="00166e64" style:font-style-asian="normal" style:font-weight-asian="bold" style:font-style-complex="normal" style:font-weight-complex="bold"/>
    </style:style>
    <style:style style:name="P3" style:family="paragraph" style:parent-style-name="Standard">
      <style:text-properties style:font-name="Liberation Serif" fo:font-size="11pt" fo:font-weight="bold" officeooo:rsid="0015d2ff" officeooo:paragraph-rsid="0015d2ff"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Liberation Serif" fo:font-size="11pt" fo:font-weight="bold" officeooo:rsid="001e394a" officeooo:paragraph-rsid="0022ec5f" style:font-size-asian="11pt" style:font-weight-asian="bold" style:font-size-complex="11pt" style:font-weight-complex="bold"/>
    </style:style>
    <style:style style:name="P5" style:family="paragraph" style:parent-style-name="Standard">
      <style:text-properties style:font-name="Liberation Serif" fo:font-size="11pt" fo:font-weight="bold" officeooo:rsid="001e394a" officeooo:paragraph-rsid="001e394a"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1e394a" officeooo:paragraph-rsid="0022ec5f"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17af11" officeooo:paragraph-rsid="0017af11"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017af11" officeooo:paragraph-rsid="001a96cd" style:font-size-asian="11pt" style:font-weight-asian="bold" style:font-size-complex="11pt" style:font-weight-complex="bold"/>
    </style:style>
    <style:style style:name="P9" style:family="paragraph" style:parent-style-name="Standard">
      <style:text-properties style:font-name="Liberation Serif" fo:font-size="11pt" fo:font-weight="bold" officeooo:rsid="001be1ff" officeooo:paragraph-rsid="001be1ff"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Liberation Serif" fo:font-size="11pt" fo:font-weight="bold" officeooo:rsid="001be1ff" officeooo:paragraph-rsid="001be1ff" style:font-size-asian="11pt" style:font-weight-asian="bold" style:font-size-complex="11pt" style:font-weight-complex="bold"/>
    </style:style>
    <style:style style:name="P11" style:family="paragraph" style:parent-style-name="Standard">
      <style:text-properties style:font-name="Liberation Serif" fo:font-size="11pt" fo:font-weight="bold" officeooo:rsid="001cab67" officeooo:paragraph-rsid="001cab67" style:font-size-asian="11pt" style:font-weight-asian="bold" style:font-size-complex="11pt" style:font-weight-complex="bold"/>
    </style:style>
    <style:style style:name="P12" style:family="paragraph" style:parent-style-name="Standard">
      <style:paragraph-properties fo:text-align="justify" style:justify-single-word="false"/>
      <style:text-properties style:font-name="Liberation Serif" fo:font-size="11pt" fo:font-weight="bold" officeooo:rsid="001cab67" officeooo:paragraph-rsid="001cab67" style:font-size-asian="11pt" style:font-weight-asian="bold" style:font-size-complex="11pt" style:font-weight-complex="bold"/>
    </style:style>
    <style:style style:name="P13" style:family="paragraph" style:parent-style-name="Standard">
      <style:text-properties style:font-name="Liberation Serif" fo:font-size="11pt" officeooo:rsid="0015d2ff" officeooo:paragraph-rsid="0015d2ff" style:font-size-asian="11pt" style:font-size-complex="11pt"/>
    </style:style>
    <style:style style:name="P14" style:family="paragraph" style:parent-style-name="Standard">
      <style:text-properties style:font-name="Liberation Serif" fo:font-size="11pt" officeooo:paragraph-rsid="001895e8" style:font-size-asian="11pt" style:font-size-complex="11pt"/>
    </style:style>
    <style:style style:name="P15" style:family="paragraph" style:parent-style-name="Standard">
      <style:text-properties style:font-name="Liberation Serif" fo:font-size="11pt" officeooo:paragraph-rsid="001a96cd" style:font-size-asian="11pt" style:font-size-complex="11pt"/>
    </style:style>
    <style:style style:name="P16" style:family="paragraph" style:parent-style-name="Standard">
      <style:text-properties style:font-name="Liberation Serif" fo:font-size="11pt" officeooo:rsid="0018f7d2" officeooo:paragraph-rsid="001a96cd" style:font-size-asian="11pt" style:font-size-complex="11pt"/>
    </style:style>
    <style:style style:name="P17" style:family="paragraph" style:parent-style-name="Standard">
      <style:paragraph-properties fo:margin-left="1.251cm" fo:margin-right="0cm" fo:text-align="justify" style:justify-single-word="false" fo:text-indent="0cm" style:auto-text-indent="false"/>
      <style:text-properties style:font-name="Liberation Serif" fo:font-size="11pt" officeooo:rsid="0015d2ff" officeooo:paragraph-rsid="0015d2ff" style:font-size-asian="11pt" style:font-size-complex="11pt"/>
    </style:style>
    <style:style style:name="P18" style:family="paragraph" style:parent-style-name="Standard">
      <style:paragraph-properties fo:margin-left="1.251cm" fo:margin-right="0cm" fo:text-indent="0cm" style:auto-text-indent="false"/>
      <style:text-properties style:font-name="Liberation Serif" fo:font-size="11pt" officeooo:rsid="0015d2ff" officeooo:paragraph-rsid="0015d2ff" style:font-size-asian="11pt" style:font-size-complex="11pt"/>
    </style:style>
    <style:style style:name="P19" style:family="paragraph" style:parent-style-name="Standard">
      <style:paragraph-properties fo:margin-left="1.251cm" fo:margin-right="0cm" fo:text-indent="0cm" style:auto-text-indent="false"/>
      <style:text-properties style:font-name="Liberation Serif" fo:font-size="11pt" officeooo:rsid="0015d2ff" officeooo:paragraph-rsid="001bddda" style:font-size-asian="11pt" style:font-size-complex="11pt"/>
    </style:style>
    <style:style style:name="P20" style:family="paragraph" style:parent-style-name="Standard">
      <style:paragraph-properties fo:margin-left="1.251cm" fo:margin-right="0cm" fo:text-indent="0cm" style:auto-text-indent="false"/>
      <style:text-properties style:font-name="Liberation Serif" fo:font-size="11pt" officeooo:rsid="0015d2ff" officeooo:paragraph-rsid="0022ec5f" style:font-size-asian="11pt" style:font-size-complex="11pt"/>
    </style:style>
    <style:style style:name="P21" style:family="paragraph" style:parent-style-name="Standard">
      <style:paragraph-properties fo:margin-left="1.251cm" fo:margin-right="0cm" fo:text-indent="0cm" style:auto-text-indent="false"/>
      <style:text-properties style:font-name="Liberation Serif" fo:font-size="11pt" officeooo:rsid="0015d2ff" officeooo:paragraph-rsid="002402cb" style:font-size-asian="11pt" style:font-size-complex="11pt"/>
    </style:style>
    <style:style style:name="P22" style:family="paragraph" style:parent-style-name="Standard">
      <style:paragraph-properties fo:margin-left="1.251cm" fo:margin-right="0cm" fo:text-align="start" style:justify-single-word="false" fo:text-indent="0cm" style:auto-text-indent="false"/>
      <style:text-properties style:font-name="Liberation Serif" fo:font-size="11pt" officeooo:paragraph-rsid="001bddda" style:font-size-asian="11pt" style:font-size-complex="11pt"/>
    </style:style>
    <style:style style:name="P23" style:family="paragraph" style:parent-style-name="Standard">
      <style:paragraph-properties fo:margin-left="1.251cm" fo:margin-right="0cm" fo:text-align="start" style:justify-single-word="false" fo:text-indent="0cm" style:auto-text-indent="false"/>
      <style:text-properties style:font-name="Liberation Serif" fo:font-size="11pt" officeooo:paragraph-rsid="0022ec5f" style:font-size-asian="11pt" style:font-size-complex="11pt"/>
    </style:style>
    <style:style style:name="P24" style:family="paragraph" style:parent-style-name="Standard">
      <style:paragraph-properties fo:margin-left="1.251cm" fo:margin-right="0cm" fo:text-indent="0cm" style:auto-text-indent="false"/>
      <style:text-properties style:font-name="Liberation Serif" fo:font-size="11pt" officeooo:paragraph-rsid="001bddda" style:font-size-asian="11pt" style:font-size-complex="11pt"/>
    </style:style>
    <style:style style:name="P25" style:family="paragraph" style:parent-style-name="Standard">
      <style:paragraph-properties fo:margin-left="1.251cm" fo:margin-right="0cm" fo:text-indent="0cm" style:auto-text-indent="false"/>
      <style:text-properties style:font-name="Liberation Serif" fo:font-size="11pt" officeooo:paragraph-rsid="0022ec5f" style:font-size-asian="11pt" style:font-size-complex="11pt"/>
    </style:style>
    <style:style style:name="P26" style:family="paragraph" style:parent-style-name="Standard">
      <style:paragraph-properties fo:margin-left="0cm" fo:margin-right="0cm" fo:text-align="justify" style:justify-single-word="false" fo:text-indent="0cm" style:auto-text-indent="false"/>
      <style:text-properties style:font-name="Liberation Serif" fo:font-size="11pt" officeooo:rsid="0015d2ff" officeooo:paragraph-rsid="0015d2ff" style:font-size-asian="11pt" style:font-size-complex="11pt"/>
    </style:style>
    <style:style style:name="P27" style:family="paragraph" style:parent-style-name="Standard">
      <style:paragraph-properties fo:margin-left="0cm" fo:margin-right="0cm" fo:text-align="justify" style:justify-single-word="false" fo:text-indent="0cm" style:auto-text-indent="false"/>
      <style:text-properties style:font-name="Liberation Serif" fo:font-size="11pt" officeooo:rsid="00166e64" officeooo:paragraph-rsid="00167638" style:font-size-asian="11pt" style:font-size-complex="11pt"/>
    </style:style>
    <style:style style:name="P28" style:family="paragraph" style:parent-style-name="Standard">
      <style:text-properties style:font-name="Liberation Serif" fo:font-size="11pt" fo:font-weight="bold" officeooo:rsid="001e394a" officeooo:paragraph-rsid="001e394a"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font-name="Liberation Serif" fo:font-size="11pt" fo:font-style="normal" fo:font-weight="normal" officeooo:rsid="0022ec5f" officeooo:paragraph-rsid="0022ec5f" style:font-size-asian="11pt" style:font-style-asian="normal" style:font-weight-asian="normal" style:font-size-complex="11pt" style:font-style-complex="normal" style:font-weight-complex="normal"/>
    </style:style>
    <style:style style:name="P30" style:family="paragraph" style:parent-style-name="Standard">
      <style:text-properties style:font-name="Liberation Serif" fo:font-size="11pt" fo:font-style="normal" fo:font-weight="normal" officeooo:rsid="001895e8" officeooo:paragraph-rsid="001a96cd" style:font-size-asian="11pt" style:font-style-asian="normal" style:font-weight-asian="normal" style:font-size-complex="11pt" style:font-style-complex="normal" style:font-weight-complex="normal"/>
    </style:style>
    <style:style style:name="P31" style:family="paragraph" style:parent-style-name="Standard">
      <style:text-properties style:font-name="Liberation Serif" fo:font-size="11pt" fo:font-style="normal" fo:font-weight="normal" officeooo:rsid="0018f7d2" officeooo:paragraph-rsid="0018f7d2" style:font-size-asian="11pt" style:font-style-asian="normal" style:font-weight-asian="normal" style:font-size-complex="11pt" style:font-style-complex="normal" style:font-weight-complex="normal"/>
    </style:style>
    <style:style style:name="P32" style:family="paragraph" style:parent-style-name="Standard">
      <style:text-properties style:font-name="Liberation Serif" fo:font-size="11pt" fo:font-weight="normal" officeooo:rsid="0015d2ff" officeooo:paragraph-rsid="001e394a"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Liberation Serif" fo:font-size="11pt" fo:font-weight="normal" officeooo:rsid="001be1ff" officeooo:paragraph-rsid="001be1ff" style:font-size-asian="11pt" style:font-weight-asian="normal" style:font-size-complex="11pt" style:font-weight-complex="normal"/>
    </style:style>
    <style:style style:name="P34" style:family="paragraph" style:parent-style-name="Standard" style:list-style-name="L1">
      <style:paragraph-properties fo:margin-left="2.501cm" fo:margin-right="0cm" fo:text-align="justify" style:justify-single-word="false" fo:text-indent="-0.635cm" style:auto-text-indent="false"/>
      <style:text-properties style:font-name="Liberation Serif" fo:font-size="11pt" officeooo:rsid="0015d2ff" officeooo:paragraph-rsid="0015d2ff" style:font-size-asian="11pt" style:font-size-complex="11pt"/>
    </style:style>
    <style:style style:name="P35" style:family="paragraph" style:parent-style-name="Standard" style:list-style-name="L1">
      <style:paragraph-properties fo:margin-left="0cm" fo:margin-right="0cm" fo:text-align="justify" style:justify-single-word="false" fo:text-indent="0cm" style:auto-text-indent="false"/>
      <style:text-properties style:font-name="Liberation Serif" fo:font-size="11pt" officeooo:rsid="00166e64" officeooo:paragraph-rsid="00167638" style:font-size-asian="11pt" style:font-size-complex="11pt"/>
    </style:style>
    <style:style style:name="P36" style:family="paragraph" style:parent-style-name="Standard" style:list-style-name="L1">
      <style:paragraph-properties fo:margin-left="0cm" fo:margin-right="0cm" fo:text-indent="0cm" style:auto-text-indent="false"/>
      <style:text-properties style:font-name="Liberation Serif" fo:font-size="11pt" officeooo:rsid="00166e64" officeooo:paragraph-rsid="00167638" style:font-size-asian="11pt" style:font-size-complex="11pt"/>
    </style:style>
    <style:style style:name="T1" style:family="text">
      <style:text-properties officeooo:rsid="0015d2f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5d2ff" style:font-style-asian="italic" style:font-style-complex="italic"/>
    </style:style>
    <style:style style:name="T5" style:family="text">
      <style:text-properties fo:font-style="italic" officeooo:rsid="00167638" style:font-style-asian="italic" style:font-style-complex="italic"/>
    </style:style>
    <style:style style:name="T6" style:family="text">
      <style:text-properties fo:font-style="italic" officeooo:rsid="00166e64" style:font-style-asian="italic" style:font-style-complex="italic"/>
    </style:style>
    <style:style style:name="T7" style:family="text">
      <style:text-properties fo:font-style="italic" officeooo:rsid="0022ec5f"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67638"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895e8" style:font-style-asian="italic" style:font-weight-asian="normal" style:font-style-complex="italic" style:font-weight-complex="normal"/>
    </style:style>
    <style:style style:name="T12" style:family="text">
      <style:text-properties fo:font-style="italic" fo:font-weight="normal" officeooo:rsid="0015d2ff" style:font-style-asian="italic" style:font-weight-asian="normal" style:font-style-complex="italic" style:font-weight-complex="normal"/>
    </style:style>
    <style:style style:name="T13" style:family="text">
      <style:text-properties fo:font-style="italic" fo:font-weight="normal" officeooo:rsid="0022ec5f" style:font-style-asian="italic" style:font-weight-asian="normal" style:font-style-complex="italic" style:font-weight-complex="normal"/>
    </style:style>
    <style:style style:name="T14" style:family="text">
      <style:text-properties fo:font-style="italic" fo:font-weight="normal" officeooo:rsid="0018f7d2"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2ec5f"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67638" style:font-style-asian="normal" style:font-weight-asian="normal" style:font-style-complex="normal" style:font-weight-complex="normal"/>
    </style:style>
    <style:style style:name="T19" style:family="text">
      <style:text-properties fo:font-style="normal" fo:font-weight="normal" officeooo:rsid="001895e8" style:font-style-asian="normal" style:font-weight-asian="normal" style:font-style-complex="normal" style:font-weight-complex="normal"/>
    </style:style>
    <style:style style:name="T20" style:family="text">
      <style:text-properties fo:font-style="normal" fo:font-weight="normal" officeooo:rsid="0022ec5f" style:font-style-asian="normal" style:font-weight-asian="normal" style:font-style-complex="normal" style:font-weight-complex="normal"/>
    </style:style>
    <style:style style:name="T21" style:family="text">
      <style:text-properties fo:font-style="normal" fo:font-weight="normal" officeooo:rsid="0018f7d2" style:font-style-asian="normal" style:font-weight-asian="normal" style:font-style-complex="normal" style:font-weight-complex="normal"/>
    </style:style>
    <style:style style:name="T22" style:family="text">
      <style:text-properties officeooo:rsid="0015fe1c"/>
    </style:style>
    <style:style style:name="T23" style:family="text">
      <style:text-properties officeooo:rsid="00167638"/>
    </style:style>
    <style:style style:name="T24" style:family="text">
      <style:text-properties fo:font-weight="normal" style:font-weight-asian="normal" style:font-weight-complex="normal"/>
    </style:style>
    <style:style style:name="T25" style:family="text">
      <style:text-properties fo:font-weight="normal" officeooo:rsid="001895e8" style:font-weight-asian="normal" style:font-weight-complex="normal"/>
    </style:style>
    <style:style style:name="T26" style:family="text">
      <style:text-properties fo:font-weight="normal" officeooo:rsid="0018f7d2" style:font-weight-asian="normal" style:font-weight-complex="normal"/>
    </style:style>
    <style:style style:name="T27" style:family="text">
      <style:text-properties fo:font-weight="normal" officeooo:rsid="0015d2ff" style:font-weight-asian="normal" style:font-weight-complex="normal"/>
    </style:style>
    <style:style style:name="T28" style:family="text">
      <style:text-properties fo:font-weight="normal" officeooo:rsid="00166e64" style:font-weight-asian="normal" style:font-weight-complex="normal"/>
    </style:style>
    <style:style style:name="T29" style:family="text">
      <style:text-properties fo:font-weight="normal" officeooo:rsid="00167638" style:font-weight-asian="normal" style:font-weight-complex="normal"/>
    </style:style>
    <style:style style:name="T30" style:family="text">
      <style:text-properties fo:font-weight="normal" officeooo:rsid="0022ec5f" style:font-weight-asian="normal" style:font-weight-complex="normal"/>
    </style:style>
    <style:style style:name="T31" style:family="text">
      <style:text-properties officeooo:rsid="0015d2ff" style:font-name-asian="Ubuntu" style:font-name-complex="Ubunt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ADA – Tarea 4</text:p>
      <text:p text:style-name="P2">Xavier Garzón</text:p>
      <text:p text:style-name="P3">Feedback Edges</text:p>
      <text:p text:style-name="P3"/>
      <text:p text:style-name="P3">a)</text:p>
      <text:p text:style-name="P17">La siguiente implementación está basada en la descripción del algoritmo de Kruskal dada en Algorithms (Jeff Erickson, pp. 267) usando conjuntos disjuntos. Además, se asume que existen las siguientes operaciones en una estructura de datos dada.</text:p>
      <text:p text:style-name="P26"/>
      <text:list xml:id="list8185959589923189622" text:style-name="L1">
        <text:list-item>
          <text:p text:style-name="P34"><text:span text:style-name="T2">MakeSet(</text:span><text:span text:style-name="T8">v</text:span><text:span text:style-name="T2">):</text:span> crea un conjunto que contiene solo el vértice <text:span text:style-name="T3">v</text:span>.</text:p>
        </text:list-item>
        <text:list-item>
          <text:p text:style-name="P34"><text:span text:style-name="T2">Find(</text:span><text:span text:style-name="T8">v</text:span><text:span text:style-name="T2">):</text:span> retorna el representante del conjunto donde está contenido el vértice <text:span text:style-name="T3">v</text:span>.</text:p>
        </text:list-item>
        <text:list-item>
          <text:p text:style-name="P34"><text:span text:style-name="T2">Union(</text:span><text:span text:style-name="T8">u</text:span><text:span text:style-name="T2">,</text:span><text:span text:style-name="T8">v</text:span><text:span text:style-name="T2">):</text:span> reemplaza los conjuntos que contienen <text:span text:style-name="T3">u</text:span> y <text:span text:style-name="T3">v</text:span> con su unión. (Esta operación disminuye el número de conjuntos).</text:p>
        </text:list-item>
      </text:list>
      <text:p text:style-name="P27"/>
      <text:list xml:id="list235955259092414" text:continue-numbering="true" text:style-name="L1">
        <text:list-item>
          <text:list>
            <text:list-item>
              <text:list>
                <text:list-item>
                  <text:list>
                    <text:list-item>
                      <text:list>
                        <text:list-item>
                          <text:list>
                            <text:list-item>
                              <text:list>
                                <text:list-header>
                                  <text:p text:style-name="P35"><text:span text:style-name="T18"><text:s text:c="12"/>Sea</text:span><text:span text:style-name="T9"> </text:span><text:span text:style-name="T8">V</text:span> conjunto de vértices <text:span text:style-name="T23">y </text:span><text:span text:style-name="T8">E</text:span> conjunto de aristas.</text:p>
                                  <text:p text:style-name="P36"/>
                                </text:list-header>
                              </text:list>
                            </text:list-item>
                          </text:list>
                        </text:list-item>
                      </text:list>
                    </text:list-item>
                  </text:list>
                </text:list-item>
              </text:list>
            </text:list-item>
          </text:list>
        </text:list-item>
      </text:list>
      <text:p text:style-name="P18">solve(<text:span text:style-name="T3">V</text:span>,<text:span text:style-name="T3">E</text:span>):</text:p>
      <text:p text:style-name="P19"><text:span text:style-name="T25"><text:s text:c="4"/></text:span><text:span text:style-name="T22">sort</text:span> <text:span text:style-name="T3">E</text:span> <text:span text:style-name="T22">by decreasing weight</text:span></text:p>
      <text:p text:style-name="P22"><text:span text:style-name="T11"><text:s text:c="4"/></text:span><text:span text:style-name="T4">F</text:span><text:span text:style-name="T1"> </text:span>←<text:span text:style-name="T1"> (</text:span><text:span text:style-name="T4">V</text:span><text:span text:style-name="T1">,</text:span><text:span text:style-name="T3">∅</text:span><text:span text:style-name="T1">)</text:span></text:p>
      <text:p text:style-name="P24"><text:span text:style-name="T25"><text:s text:c="4"/></text:span><text:span text:style-name="T1">for each vertex </text:span><text:span text:style-name="T4">v</text:span><text:span text:style-name="T15">∈</text:span><text:span text:style-name="T4">V</text:span><text:span text:style-name="T1">:</text:span></text:p>
      <text:p text:style-name="P19"><text:span text:style-name="T25"><text:s text:c="8"/></text:span>MakeSet(<text:span text:style-name="T3">V</text:span>)</text:p>
      <text:p text:style-name="P24"><text:span text:style-name="T25"><text:s text:c="4"/></text:span><text:span text:style-name="T1">for </text:span><text:span text:style-name="T4">i</text:span><text:span text:style-name="T1"> </text:span>←<text:span text:style-name="T1"> </text:span><text:span text:style-name="T4">i</text:span><text:span text:style-name="T1"> to |</text:span><text:span text:style-name="T4">E</text:span><text:span text:style-name="T1">|:</text:span></text:p>
      <text:p text:style-name="P24"><text:span text:style-name="T11"><text:s text:c="8"/></text:span><text:span text:style-name="T4">uv</text:span><text:span text:style-name="T1"> </text:span>← <text:span text:style-name="T4">i</text:span><text:span text:style-name="T1">th heavier edge in </text:span><text:span text:style-name="T4">E</text:span></text:p>
      <text:p text:style-name="P24"><text:span text:style-name="T25"><text:s text:c="8"/></text:span><text:span text:style-name="T1">if Find(</text:span><text:span text:style-name="T4">u</text:span><text:span text:style-name="T1">)</text:span><text:span text:style-name="T31">≠</text:span><text:span text:style-name="T1">Find(</text:span><text:span text:style-name="T4">v</text:span><text:span text:style-name="T1">)</text:span></text:p>
      <text:p text:style-name="P18"><text:tab/>Union(<text:span text:style-name="T3">u</text:span>,<text:span text:style-name="T3">v</text:span>)</text:p>
      <text:p text:style-name="P18"><text:tab/>add <text:span text:style-name="T3">uv</text:span> to <text:span text:style-name="T3">F</text:span></text:p>
      <text:p text:style-name="P19"><text:span text:style-name="T25"><text:s text:c="4"/></text:span>return F</text:p>
      <text:p text:style-name="P5">b) </text:p>
      <text:p text:style-name="P4"><text:tab/><text:span text:style-name="T24">Para diseñar un algoritmo que calcule este conjunto (</text:span><text:span text:style-name="T10">feedback edge</text:span><text:span text:style-name="T24">) tomaremos </text:span><text:span text:style-name="T30">el algoritmo <text:tab/>presentado en el punto </text:span><text:span text:style-name="T13">“a” </text:span><text:span text:style-name="T20">con algunas modificaciones.</text:span></text:p>
      <text:p text:style-name="P29"/>
      <text:p text:style-name="P4"><text:span text:style-name="T20"><text:tab/></text:span><text:span text:style-name="T13">FeedBack </text:span><text:span text:style-name="T20">es el conjunto donde quedarán <text:s/>las aristas que generan los ciclos en el grafo. <text:s/>Las <text:tab/>aristas <text:tab/>se agregarán a este conjunto en el momento que dos vértices compartan un mismo representante, <text:tab/>en otras palabras, generan un ciclo dentro del grafo.</text:span></text:p>
      <text:p text:style-name="P32"/>
      <text:p text:style-name="P5"><text:span text:style-name="T27"><text:tab/></text:span><text:span text:style-name="T18">Sea</text:span><text:span text:style-name="T5"> </text:span><text:span text:style-name="T6">V</text:span><text:span text:style-name="T28"> conjunto de vértices </text:span><text:span text:style-name="T29">y </text:span><text:span text:style-name="T6">E</text:span><text:span text:style-name="T28"> conjunto de aristas.</text:span></text:p>
      <text:p text:style-name="P32"><text:tab/></text:p>
      <text:p text:style-name="P6"><text:span text:style-name="T27"><text:tab/>solve(</text:span><text:span text:style-name="T12">V</text:span><text:span text:style-name="T27">,</text:span><text:span text:style-name="T12">E</text:span><text:span text:style-name="T27">):</text:span></text:p>
      <text:p text:style-name="P20"><text:span text:style-name="T25"><text:s text:c="4"/></text:span><text:span text:style-name="T22">sort</text:span> <text:span text:style-name="T3">E</text:span> <text:span text:style-name="T22">by decreasing weight</text:span></text:p>
      <text:p text:style-name="P23"><text:span text:style-name="T11"><text:s text:c="4"/></text:span><text:span text:style-name="T4">F</text:span><text:span text:style-name="T1"> </text:span>←<text:span text:style-name="T1"> (</text:span><text:span text:style-name="T4">V</text:span><text:span text:style-name="T1">,</text:span><text:span text:style-name="T3">∅</text:span><text:span text:style-name="T1">)</text:span></text:p>
      <text:p text:style-name="P23"><text:s text:c="4"/><text:span text:style-name="T4">F</text:span><text:span text:style-name="T7">eedBack</text:span><text:span text:style-name="T1"> </text:span>←<text:span text:style-name="T1"> (</text:span><text:span text:style-name="T4">V</text:span><text:span text:style-name="T1">,</text:span><text:span text:style-name="T3">∅</text:span><text:span text:style-name="T1">) </text:span></text:p>
      <text:p text:style-name="P25"><text:span text:style-name="T25"><text:s text:c="4"/></text:span><text:span text:style-name="T1">for each vertex </text:span><text:span text:style-name="T4">v</text:span><text:span text:style-name="T15">∈</text:span><text:span text:style-name="T4">V</text:span><text:span text:style-name="T1">:</text:span></text:p>
      <text:p text:style-name="P20"><text:span text:style-name="T25"><text:s text:c="8"/></text:span>MakeSet(<text:span text:style-name="T3">V</text:span>)</text:p>
      <text:p text:style-name="P25"><text:span text:style-name="T25"><text:s text:c="4"/></text:span><text:span text:style-name="T1">for </text:span><text:span text:style-name="T4">i</text:span><text:span text:style-name="T1"> </text:span>←<text:span text:style-name="T1"> </text:span><text:span text:style-name="T4">i</text:span><text:span text:style-name="T1"> to |</text:span><text:span text:style-name="T4">E</text:span><text:span text:style-name="T1">|:</text:span></text:p>
      <text:p text:style-name="P25"><text:span text:style-name="T11"><text:s text:c="8"/></text:span><text:span text:style-name="T4">uv</text:span><text:span text:style-name="T1"> </text:span>← <text:span text:style-name="T4">i</text:span><text:span text:style-name="T1">th heavier edge in </text:span><text:span text:style-name="T4">E</text:span></text:p>
      <text:p text:style-name="P25"><text:span text:style-name="T25"><text:s text:c="8"/></text:span><text:span text:style-name="T1">if Find(</text:span><text:span text:style-name="T4">u</text:span><text:span text:style-name="T1">)</text:span><text:span text:style-name="T31">≠</text:span><text:span text:style-name="T1">Find(</text:span><text:span text:style-name="T4">v</text:span><text:span text:style-name="T1">)</text:span></text:p>
      <text:p text:style-name="P20"><text:tab/>Union(<text:span text:style-name="T3">u</text:span>,<text:span text:style-name="T3">v</text:span>)</text:p>
      <text:p text:style-name="P20"><text:tab/>add <text:span text:style-name="T3">uv</text:span> to <text:span text:style-name="T3">F</text:span></text:p>
      <text:p text:style-name="P20"><text:span text:style-name="T3"><text:s text:c="8"/></text:span><text:span text:style-name="T16">else</text:span></text:p>
      <text:p text:style-name="P21"><text:span text:style-name="T16"><text:tab/> add </text:span><text:span text:style-name="T3">uv </text:span><text:span text:style-name="T16">to </text:span><text:span text:style-name="T3">F</text:span><text:span text:style-name="T7">eedBack</text:span></text:p>
      <text:p text:style-name="P21"><text:span text:style-name="T24">return </text:span><text:span text:style-name="T10">F</text:span><text:span text:style-name="T13">eedBack</text:span></text:p>
      <text:p text:style-name="P13"/>
      <text:p text:style-name="P13"><text:soft-page-break/></text:p>
      <text:p text:style-name="P7">Negative Edges</text:p>
      <text:p text:style-name="P9">a)</text:p>
      <text:p text:style-name="P10"><text:tab/><text:span text:style-name="T27">La siguiente implementación está basada en la descripción del algoritmo </text:span><text:span text:style-name="T24">de Bellman-Ford <text:tab/>explicada por Miguel en clase.</text:span></text:p>
      <text:p text:style-name="P33"/>
      <text:p text:style-name="P10"><text:span text:style-name="T24"><text:tab/>La idea es usar al algoritmo de Bellman-Ford con una pequeña modificación al final del mismo. <text:tab/>Si se <text:tab/>encuentran ciclos negativos dentro del grafo entonces no se puede determinar un camino <text:s/>óptimo de </text:span><text:span text:style-name="T10">s</text:span><text:span text:style-name="T24"> a <text:tab/></text:span><text:span text:style-name="T10">t. </text:span><text:span text:style-name="T17">En caso contrario, se retorna el costo de ir de </text:span><text:span text:style-name="T10">s</text:span><text:span text:style-name="T17"> a </text:span><text:span text:style-name="T10">t</text:span></text:p>
      <text:p text:style-name="P7"/>
      <text:p text:style-name="P7"><text:tab/><text:span text:style-name="T25">solve(</text:span><text:span text:style-name="T11">V,w,s,t</text:span><text:span text:style-name="T25">):</text:span></text:p>
      <text:p text:style-name="P7"><text:span text:style-name="T25"><text:tab/> <text:s text:c="3"/></text:span><text:span text:style-name="T26">ans=None</text:span></text:p>
      <text:p text:style-name="P7"><text:span text:style-name="T25"><text:tab/> <text:s text:c="3"/>dist=[INF for _ in range(</text:span><text:span text:style-name="T11">V</text:span><text:span text:style-name="T25">)]</text:span></text:p>
      <text:p text:style-name="P8"><text:span text:style-name="T25"><text:tab/> <text:s text:c="3"/>for </text:span><text:span text:style-name="T11">i </text:span><text:span text:style-name="T19">in range(</text:span><text:span text:style-name="T11">V</text:span><text:span text:style-name="T19">-1):</text:span></text:p>
      <text:p text:style-name="P8"><text:span text:style-name="T19"><text:tab/> <text:s text:c="7"/>for </text:span><text:span text:style-name="T11">u </text:span><text:span text:style-name="T19">in range(</text:span><text:span text:style-name="T11">V</text:span><text:span text:style-name="T19">):</text:span></text:p>
      <text:p text:style-name="P14"><text:span text:style-name="T19"><text:tab/><text:tab/>for </text:span><text:span text:style-name="T11">j </text:span><text:span text:style-name="T19">in range(len(AdjList[u])):</text:span></text:p>
      <text:p text:style-name="P15"><text:span text:style-name="T19"><text:tab/><text:tab/> <text:s text:c="3"/>v,w=AdjList[</text:span><text:span text:style-name="T11">u</text:span><text:span text:style-name="T19">][</text:span><text:span text:style-name="T11">j</text:span><text:span text:style-name="T19">]</text:span></text:p>
      <text:p text:style-name="P15"><text:span text:style-name="T19"><text:tab/><text:tab/> <text:s text:c="3"/>dist[</text:span><text:span text:style-name="T11">v</text:span><text:span text:style-name="T19">]=min(dist[</text:span><text:span text:style-name="T11">v</text:span><text:span text:style-name="T19">], dist[</text:span><text:span text:style-name="T11">u</text:span><text:span text:style-name="T19">]+</text:span><text:span text:style-name="T11">w</text:span><text:span text:style-name="T19">)</text:span></text:p>
      <text:p text:style-name="P30"/>
      <text:p text:style-name="P15"><text:span text:style-name="T19"><text:tab/> <text:s text:c="3"/></text:span><text:span text:style-name="T21">hasNegativeCycle=False</text:span></text:p>
      <text:p text:style-name="P15"><text:span text:style-name="T19"><text:tab/> <text:s text:c="3"/>for </text:span><text:span text:style-name="T11">u </text:span><text:span text:style-name="T19">in range(</text:span><text:span text:style-name="T11">V</text:span><text:span text:style-name="T19">):</text:span></text:p>
      <text:p text:style-name="P15"><text:span text:style-name="T19"><text:tab/> <text:s text:c="7"/>for </text:span><text:span text:style-name="T11">j </text:span><text:span text:style-name="T19">in range(len(AdjList[u])):</text:span></text:p>
      <text:p text:style-name="P15"><text:span text:style-name="T19"><text:tab/> <text:s text:c="11"/></text:span><text:span text:style-name="T21">if (dist[</text:span><text:span text:style-name="T11">v</text:span><text:span text:style-name="T21">]&gt;</text:span><text:span text:style-name="T19">dist[</text:span><text:span text:style-name="T11">u</text:span><text:span text:style-name="T19">]+</text:span><text:span text:style-name="T11">w</text:span><text:span text:style-name="T14">):</text:span><text:span text:style-name="T11"> <text:s/></text:span><text:span text:style-name="T21">hasNegativeCycle=True</text:span></text:p>
      <text:p text:style-name="P31"><text:tab/> <text:s text:c="3"/>if <text:s/>not(hasNegativeCycle): ans=dist[t]</text:p>
      <text:p text:style-name="P31"><text:tab/> <text:s text:c="3"/>else: ans= hasNegativeCycle</text:p>
      <text:p text:style-name="P16"><text:span text:style-name="T21"><text:tab/></text:span><text:span text:style-name="T19"> <text:s text:c="3"/></text:span><text:span text:style-name="T21">r</text:span><text:span text:style-name="T17">eturn ans</text:span></text:p>
      <text:p text:style-name="P11">b) </text:p>
      <text:p text:style-name="P12"><text:tab/><text:span text:style-name="T24">El algoritmo presentado en el punto </text:span><text:span text:style-name="T10">“a”</text:span><text:span text:style-name="T24"> sirve igualmente para resolver este problema. La cantidad <text:tab/>de aristas negativas en el grafo no afectan la complejidad del algoritmo, pues de la complejidad del <text:tab/>mismo está dada por la cantidad de vértices y aristas (sin importar si son positivas o negativas). <text:tab/>Complejidad del algoritmo: O(</text:span><text:span text:style-name="T10">VE</text:span><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21:06:22.878386773</meta:creation-date>
    <dc:date>2019-09-22T23:59:55.095704385</dc:date>
    <meta:editing-duration>PT1H21M29S</meta:editing-duration>
    <meta:editing-cycles>13</meta:editing-cycles>
    <meta:generator>LibreOffice/5.1.6.2$Linux_X86_64 LibreOffice_project/10m0$Build-2</meta:generator>
    <meta:document-statistic meta:table-count="0" meta:image-count="0" meta:object-count="0" meta:page-count="2" meta:paragraph-count="61" meta:word-count="418" meta:character-count="2735" meta:non-whitespace-character-count="2153"/>
  </office:meta>
</office:document-meta>
</file>